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5"/>RULES</text:p>
      <text:p text:style-name="Standard"/>
      <text:p text:style-name="Standard">O comando CREATE RULE cria uma regra aplicada à tabela ou view especificada.</text:p>
      <text:p text:style-name="Standard">Uma regra faz com que comandos adicionais sejam executados quando um determinado</text:p>
      <text:p text:style-name="Standard">comando é executado em uma determinada tabela.</text:p>
      <text:p text:style-name="Standard"/>
      <text:p text:style-name="Standard">É importante perceber que a regra é, na realidade, um mecanismo de transformação de</text:p>
      <text:p text:style-name="Standard">comando, ou uma macro de comando.</text:p>
      <text:p text:style-name="Standard"/>
      <text:p text:style-name="Standard">É possível criar a ilusão de uma view atualizável definindo regras ON INSERT, ON</text:p>
      <text:p text:style-name="Standard">UPDATE e ON DELETE, ou qualquer subconjunto destas que seja suficiente para as</text:p>
      <text:p text:style-name="Standard">finalidades desejadas, para substituir as ações de atualização na visão por atualizações</text:p>
      <text:p text:style-name="Standard">apropriadas em outras tabelas.</text:p>
      <text:p text:style-name="Standard"/>
      <text:p text:style-name="Standard">Existe algo a ser lembrado quando se tenta utilizar rules condicionais para atualização de</text:p>
      <text:p text:style-name="Standard">visões: é obrigatório haver uma rule incondicional INSTEAD para cada ação que se</text:p>
      <text:p text:style-name="Standard">deseja permitir na visão. Se a rule for condicional, ou não for INSTEAD, então o sistema</text:p>
      <text:p text:style-name="Standard">continuará a rejeitar as tentativas de realizar a ação de atualização, porque acha que</text:p>
      <text:p text:style-name="Standard">poderá acabar tentando realizar a ação sobre a tabela fictícia da visão em alguns casos.</text:p>
      <text:p text:style-name="Standard"/>
      <text:p text:style-name="Standard">banco=# \h create rule</text:p>
      <text:p text:style-name="Standard">Comando: CREATE RULE</text:p>
      <text:p text:style-name="Standard">Descrição: define uma nova regra de reescrita</text:p>
      <text:p text:style-name="Standard"/>
      <text:p text:style-name="P1">Sintaxe:</text:p>
      <text:p text:style-name="Standard">CREATE [ OR REPLACE ] RULE nome AS ON evento</text:p>
      <text:p text:style-name="Standard"><text:s text:c="3"/>TO tabela [ WHERE condição ]</text:p>
      <text:p text:style-name="Standard"><text:s text:c="3"/>DO [ ALSO | INSTEAD ] { NOTHING | comando | ( comando ; comando ... ) }</text:p>
      <text:p text:style-name="Standard"/>
      <text:p text:style-name="Standard">O comando CREATE RULE cria uma rule aplicada à tabela ou visão especificada.</text:p>
      <text:p text:style-name="Standard"/>
      <text:p text:style-name="P1">evento</text:p>
      <text:p text:style-name="Standard">Evento é um entre SELECT, INSERT, UPDATE e DELETE.</text:p>
      <text:p text:style-name="Standard"/>
      <text:p text:style-name="P1">condição</text:p>
      <text:p text:style-name="Standard">Qualquer expressão condicional SQL (retornando boolean). A expressão condicional não</text:p>
      <text:p text:style-name="Standard">pode fazer referência a nenhuma tabela, exceto NEW e OLD, e não pode conter funções</text:p>
      <text:p text:style-name="Standard">de agregação.</text:p>
      <text:p text:style-name="Standard"/>
      <text:p text:style-name="P1">INSTEAD</text:p>
      <text:p text:style-name="Standard">INSTEAD indica que os comandos devem ser executados em vez dos (instead of)</text:p>
      <text:p text:style-name="Standard">comandos originais.</text:p>
      <text:p text:style-name="Standard"/>
      <text:p text:style-name="P1">ALSO</text:p>
      <text:p text:style-name="Standard">ALSO indica que os comandos devem ser executados adicionalmente aos comandos</text:p>
      <text:p text:style-name="Standard">originais.</text:p>
      <text:p text:style-name="Standard"/>
      <text:p text:style-name="Standard">Se não for especificado nem ALSO nem INSTEAD, ALSO é o padrão.</text:p>
      <text:p text:style-name="Standard"/>
      <text:p text:style-name="P1">comando</text:p>
      <text:p text:style-name="Standard">O comando ou comandos que compõem a ação da regra. Os comandos válidos são</text:p>
      <text:p text:style-name="Standard">SELECT, INSERT, UPDATE, DELETE e NOTIFY.</text:p>
      <text:p text:style-name="Standard"><text:soft-page-break/>Dentro da condição e do comando, os nomes especiais de tabela NEW e OLD podem ser</text:p>
      <text:p text:style-name="Standard">usados para fazer referência aos valores na tabela referenciada. O NEW é válido nas</text:p>
      <text:p text:style-name="Standard">regras ON INSERT e ON UPDATE, para fazer referência à nova linha sendo inserida ou</text:p>
      <text:p text:style-name="Standard">atualizada. O OLD é válido nas regras ON UPDATE e ON DELETE, para fazer referência</text:p>
      <text:p text:style-name="Standard">à linha existente sendo atualizada ou excluída.</text:p>
      <text:p text:style-name="Standard"/>
      <text:p text:style-name="Standard">Obs.: É necessário possuir o privilégio RULE na tabela para poder definir uma regra para</text:p>
      <text:p text:style-name="Standard">a mesma.</text:p>
      <text:p text:style-name="Standard"/>
      <text:p text:style-name="P1">Exemplos:</text:p>
      <text:p text:style-name="Standard">CREATE RULE me_notifique AS ON UPDATE TO datas DO ALSO NOTIFY datas;</text:p>
      <text:p text:style-name="Standard"/>
      <text:p text:style-name="Standard">CREATE RULE r1 AS ON INSERT TO TBL1 DO</text:p>
      <text:p text:style-name="Standard">(INSERT INTO TBL2 VALUES (new.i); NOTIFY TBL2);</text:p>
      <text:p text:style-name="Standard"/>
      <text:p text:style-name="Standard">CREATE RULE "_RETURN" AS ON SELECT TO minha_visão DO INSTEAD</text:p>
      <text:p text:style-name="Standard">SELECT * FROM minha_tabela; -- Ao invés de selecionar da visão seleciona da tabela.</text:p>
      <text:p text:style-name="Standard"/>
      <text:p text:style-name="P1">Exemplo de uso prático de Rule</text:p>
      <text:p text:style-name="Standard">Existe uma tabela shoelace_data que queremos monitorar e guardar os relatórios de alterações do camposl_avail na tabela shoelace_log. </text:p>
      <text:p text:style-name="Standard">Para isso criaremos uma rule que gravará um registro na tabela shoelace_log sempre que o campo sl_avail for alterado em shoelace_data (vide estrutura abaixo).</text:p>
      <text:p text:style-name="Standard"/>
      <text:p text:style-name="Standard">Say we want to trace changes to the sl_avail column in the shoelace_data relation. So we</text:p>
      <text:p text:style-name="Standard">set up a log table and a rule that conditionally writes a log entry when an UPDATE is performed on</text:p>
      <text:p text:style-name="Standard">shoelace_data.</text:p>
      <text:p text:style-name="Standard"/>
      <text:p text:style-name="Standard">CREATE TABLE shoelace_data (</text:p>
      <text:p text:style-name="Standard"><text:s text:c="5"/>sl_name <text:s text:c="7"/>text, <text:s text:c="13"/>-- <text:s text:c="2"/>primary key</text:p>
      <text:p text:style-name="Standard"><text:s text:c="5"/>sl_avail <text:s text:c="6"/>integer, <text:s text:c="10"/>-- <text:s text:c="2"/>available number of pairs</text:p>
      <text:p text:style-name="Standard"><text:s text:c="5"/>sl_color <text:s text:c="6"/>text, <text:s text:c="13"/>-- <text:s text:c="2"/>shoelace color</text:p>
      <text:p text:style-name="Standard"><text:s text:c="5"/>sl_len <text:s text:c="8"/>real, <text:s text:c="13"/>-- <text:s text:c="2"/>shoelace length</text:p>
      <text:p text:style-name="Standard"><text:s text:c="5"/>sl_unit <text:s text:c="7"/>text <text:s text:c="14"/>-- <text:s text:c="2"/>length unit</text:p>
      <text:p text:style-name="Standard">);</text:p>
      <text:p text:style-name="Standard">CREATE TABLE shoelace_log (</text:p>
      <text:p text:style-name="Standard"><text:s text:c="5"/>sl_name <text:s text:c="7"/>text, <text:s text:c="13"/>-- <text:s text:c="2"/>shoelace changed</text:p>
      <text:p text:style-name="Standard"><text:s text:c="5"/>sl_avail <text:s text:c="6"/>integer, <text:s text:c="10"/>-- <text:s text:c="2"/>new available value</text:p>
      <text:p text:style-name="Standard"><text:s text:c="5"/>log_who <text:s text:c="7"/>text, <text:s text:c="13"/>-- <text:s text:c="2"/>who did it</text:p>
      <text:p text:style-name="Standard"><text:s text:c="5"/>log_when <text:s text:c="6"/>timestamp <text:s text:c="9"/>-- <text:s text:c="2"/>when</text:p>
      <text:p text:style-name="Standard"><text:s text:c="26"/>Ribamar FS – http://ribafs.net – ribafs@ribafs.net</text:p>
      <text:p text:style-name="Standard"><text:s text:c="25"/>DBA PostgreSQL <text:s text:c="32"/>89/90</text:p>
      <text:p text:style-name="Standard">);</text:p>
      <text:p text:style-name="Standard">CREATE RULE log_shoelace AS ON UPDATE TO shoelace_data</text:p>
      <text:p text:style-name="Standard"><text:s text:c="7"/>WHERE NEW.sl_avail &lt;&gt; OLD.sl_avail</text:p>
      <text:p text:style-name="Standard"><text:s text:c="7"/>DO INSERT INTO shoelace_log VALUES (</text:p>
      <text:p text:style-name="Standard"><text:s text:c="45"/>NEW.sl_name,</text:p>
      <text:p text:style-name="Standard"><text:s text:c="45"/>NEW.sl_avail,</text:p>
      <text:p text:style-name="Standard"><text:s text:c="45"/>current_user,</text:p>
      <text:p text:style-name="Standard"><text:s text:c="45"/>current_timestamp</text:p>
      <text:p text:style-name="Standard"><text:s text:c="40"/>);</text:p>
      <text:p text:style-name="Standard"/>
      <text:p text:style-name="P2">Vejamos o conteúdo da tabela shoelace_log:</text:p>
      <text:p text:style-name="Standard">SELECT * FROM shoelace_log;</text:p>
      <text:p text:style-name="Standard"/>
      <text:p text:style-name="Standard">Atualizemos a tabela shoelace_data alterando o campo sl_avail:</text:p>
      <text:p text:style-name="Standard">UPDATE shoelace_data SET sl_avail = 6 WHERE sl_name = 'sl7';</text:p>
      <text:p text:style-name="Standard"/>
      <text:p text:style-name="Standard">Vejamos novamente o que ocorreu na tabela shoelace_log:</text:p>
      <text:p text:style-name="Standard"/>
      <text:p text:style-name="Standard">SELECT * FROM shoelace_log;</text:p>
      <text:p text:style-name="Standard"><text:s text:c="2"/>sl_name | sl_avail | log_who | log_when</text:p>
      <text:p text:style-name="Standard">---------+----------+---------+----------------------------------</text:p>
      <text:p text:style-name="Standard"><text:s text:c="2"/>sl7 <text:s text:c="6"/>| <text:s text:c="10"/>6 | Al <text:s text:c="7"/>| Tue Oct 20 16:14:45 1998 MET DST</text:p>
      <text:p text:style-name="Standard">(1 row)</text:p>
      <text:p text:style-name="Standard"/>
      <text:p text:style-name="Standard">Veja que agora ela armazena as informações que indicamos.</text:p>
      <text:p text:style-name="Standard">Crie um exemplo similar para uso de rules.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ibamar FS</meta:initial-creator>
    <meta:creation-date>2008-08-14T16:03:16</meta:creation-date>
    <dc:creator>Ribamar FS</dc:creator>
    <dc:date>2008-08-14T16:06:04</dc:date>
    <meta:editing-cycles>2</meta:editing-cycles>
    <meta:editing-duration>PT2M48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0" meta:object-count="0" meta:page-count="3" meta:paragraph-count="93" meta:word-count="724" meta:character-count="5113"/>
  </office:meta>
</office:document-meta>
</file>